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40ef" officeooo:paragraph-rsid="000d40ef"/>
    </style:style>
    <style:style style:name="P2" style:family="paragraph" style:parent-style-name="Table_20_Contents">
      <style:paragraph-properties fo:text-align="center" style:justify-single-word="false"/>
      <style:text-properties officeooo:rsid="000d40ef" officeooo:paragraph-rsid="000d40ef"/>
    </style:style>
    <style:style style:name="P3" style:family="paragraph" style:parent-style-name="Table_20_Contents">
      <style:paragraph-properties fo:text-align="start" style:justify-single-word="false"/>
      <style:text-properties officeooo:rsid="000d40ef" officeooo:paragraph-rsid="000d40ef"/>
    </style:style>
    <style:style style:name="P4" style:family="paragraph" style:parent-style-name="Table_20_Contents">
      <style:paragraph-properties fo:text-align="start" style:justify-single-word="false"/>
      <style:text-properties officeooo:rsid="000d40ef" officeooo:paragraph-rsid="000e7154"/>
    </style:style>
    <style:style style:name="P5" style:family="paragraph" style:parent-style-name="Table_20_Contents">
      <style:paragraph-properties fo:text-align="start" style:justify-single-word="false"/>
      <style:text-properties officeooo:rsid="000d40ef" officeooo:paragraph-rsid="000f0333"/>
    </style:style>
    <style:style style:name="P6" style:family="paragraph" style:parent-style-name="Table_20_Contents">
      <style:paragraph-properties fo:text-align="start" style:justify-single-word="false"/>
      <style:text-properties fo:language="ru" fo:country="RU" officeooo:rsid="000d40ef" officeooo:paragraph-rsid="000d40ef"/>
    </style:style>
    <style:style style:name="P7" style:family="paragraph" style:parent-style-name="Table_20_Contents">
      <style:paragraph-properties fo:text-align="start" style:justify-single-word="false"/>
      <style:text-properties fo:language="ru" fo:country="RU" officeooo:rsid="000e7154" officeooo:paragraph-rsid="000e7154"/>
    </style:style>
    <style:style style:name="P8" style:family="paragraph" style:parent-style-name="Table_20_Contents">
      <style:paragraph-properties fo:text-align="start" style:justify-single-word="false"/>
      <style:text-properties fo:language="ru" fo:country="RU" officeooo:rsid="000e7154" officeooo:paragraph-rsid="000f0333"/>
    </style:style>
    <style:style style:name="P9" style:family="paragraph" style:parent-style-name="Table_20_Contents">
      <style:paragraph-properties fo:text-align="start" style:justify-single-word="false"/>
      <style:text-properties fo:language="ru" fo:country="RU" officeooo:rsid="0011ea3d" officeooo:paragraph-rsid="0011ea3d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d40ef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d8bd9"/>
    </style:style>
    <style:style style:name="P12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e7154"/>
    </style:style>
    <style:style style:name="P13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f0333"/>
    </style:style>
    <style:style style:name="P14" style:family="paragraph" style:parent-style-name="Table_20_Contents">
      <style:paragraph-properties fo:text-align="start" style:justify-single-word="false"/>
      <style:text-properties fo:language="en" fo:country="US" officeooo:rsid="000e7154" officeooo:paragraph-rsid="000e7154"/>
    </style:style>
    <style:style style:name="P15" style:family="paragraph" style:parent-style-name="Table_20_Contents">
      <style:paragraph-properties fo:text-align="start" style:justify-single-word="false"/>
      <style:text-properties officeooo:rsid="000d8bd9" officeooo:paragraph-rsid="000d8bd9"/>
    </style:style>
    <style:style style:name="P16" style:family="paragraph" style:parent-style-name="Table_20_Contents">
      <style:paragraph-properties fo:text-align="start" style:justify-single-word="false"/>
      <style:text-properties officeooo:rsid="000e7154" officeooo:paragraph-rsid="000e7154"/>
    </style:style>
    <style:style style:name="P17" style:family="paragraph" style:parent-style-name="Table_20_Contents">
      <style:paragraph-properties fo:text-align="start" style:justify-single-word="false"/>
      <style:text-properties officeooo:rsid="000e7154" officeooo:paragraph-rsid="000f0333"/>
    </style:style>
    <style:style style:name="P18" style:family="paragraph" style:parent-style-name="Table_20_Contents">
      <style:paragraph-properties fo:text-align="start" style:justify-single-word="false"/>
      <style:text-properties officeooo:rsid="0011ea3d" officeooo:paragraph-rsid="0011ea3d"/>
    </style:style>
    <style:style style:name="P19" style:family="paragraph" style:parent-style-name="Table_20_Contents">
      <style:paragraph-properties fo:text-align="start" style:justify-single-word="false"/>
      <style:text-properties officeooo:rsid="000d40ef" officeooo:paragraph-rsid="00140d77"/>
    </style:style>
    <style:style style:name="P20" style:family="paragraph" style:parent-style-name="Table_20_Contents">
      <style:paragraph-properties fo:text-align="start" style:justify-single-word="false"/>
      <style:text-properties officeooo:rsid="000d40ef" officeooo:paragraph-rsid="000d40ef"/>
    </style:style>
    <style:style style:name="P21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d40ef"/>
    </style:style>
    <style:style style:name="P22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f0333"/>
    </style:style>
    <style:style style:name="P23" style:family="paragraph" style:parent-style-name="Table_20_Contents">
      <style:paragraph-properties fo:text-align="start" style:justify-single-word="false"/>
      <style:text-properties fo:language="ru" fo:country="RU" officeooo:rsid="000d40ef" officeooo:paragraph-rsid="000d40ef"/>
    </style:style>
    <style:style style:name="P24" style:family="paragraph" style:parent-style-name="Table_20_Contents">
      <style:paragraph-properties fo:text-align="start" style:justify-single-word="false"/>
      <style:text-properties fo:language="ru" fo:country="RU" officeooo:rsid="00140d77" officeooo:paragraph-rsid="00140d77"/>
    </style:style>
    <style:style style:name="P25" style:family="paragraph" style:parent-style-name="Table_20_Contents">
      <style:paragraph-properties fo:text-align="start" style:justify-single-word="false"/>
      <style:text-properties fo:language="ru" fo:country="RU" officeooo:rsid="000e7154" officeooo:paragraph-rsid="000e7154"/>
    </style:style>
    <style:style style:name="P26" style:family="paragraph" style:parent-style-name="Table_20_Contents">
      <style:paragraph-properties fo:text-align="start" style:justify-single-word="false"/>
      <style:text-properties fo:language="ru" fo:country="RU" officeooo:rsid="000f0333" officeooo:paragraph-rsid="000f0333"/>
    </style:style>
    <style:style style:name="T1" style:family="text">
      <style:text-properties officeooo:rsid="000d40e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8bd9"/>
    </style:style>
    <style:style style:name="T4" style:family="text">
      <style:text-properties fo:language="en" fo:country="US" officeooo:rsid="000d40ef"/>
    </style:style>
    <style:style style:name="T5" style:family="text">
      <style:text-properties fo:language="en" fo:country="US" officeooo:rsid="000e7154"/>
    </style:style>
    <style:style style:name="T6" style:family="text">
      <style:text-properties fo:language="en" fo:country="US" officeooo:rsid="000f0333"/>
    </style:style>
    <style:style style:name="T7" style:family="text">
      <style:text-properties fo:language="en" fo:country="US" officeooo:rsid="00140d77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d40ef"/>
    </style:style>
    <style:style style:name="T10" style:family="text">
      <style:text-properties fo:language="ru" fo:country="RU" officeooo:rsid="000e7154"/>
    </style:style>
    <style:style style:name="T11" style:family="text">
      <style:text-properties officeooo:rsid="000d8bd9"/>
    </style:style>
    <style:style style:name="T12" style:family="text">
      <style:text-properties officeooo:rsid="000e7154"/>
    </style:style>
    <style:style style:name="T13" style:family="text">
      <style:text-properties officeooo:rsid="000f0333"/>
    </style:style>
    <style:style style:name="T14" style:family="text">
      <style:text-properties officeooo:rsid="0013a938"/>
    </style:style>
    <style:style style:name="T15" style:family="text">
      <style:text-properties officeooo:rsid="00140d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токол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Возможные команды</text:p>
          </table:table-cell>
          <table:table-cell table:style-name="Таблица1.A1" office:value-type="string">
            <text:p text:style-name="P2">Действия Клиента</text:p>
          </table:table-cell>
          <table:table-cell table:style-name="Таблица1.C1" office:value-type="string">
            <text:p text:style-name="P2">Действия Сервера</text:p>
          </table:table-cell>
        </table:table-row>
        <table:table-row>
          <table:table-cell table:style-name="Таблица1.A2" office:value-type="string">
            <text:p text:style-name="P3">Получить данные о содержимом текущего каталога </text:p>
          </table:table-cell>
          <table:table-cell table:style-name="Таблица1.A2" office:value-type="string">
            <text:p text:style-name="P3">1) Формирование команды вида — <text:s/><text:span text:style-name="T7">&lt;packet number&gt;</text:span><text:span text:style-name="T2">ls</text:span></text:p>
            <text:p text:style-name="P6">2) Посылка длины команды Серверу</text:p>
            <text:p text:style-name="P6">3) Посылка команды Серверу</text:p>
            <text:p text:style-name="P10">6) <text:span text:style-name="T8">Прием подтверждения или отказа</text:span></text:p>
            <text:p text:style-name="P10">9) <text:span text:style-name="T8">Если пришло подтверждение, то начать прием сообщений, пока не будет получено </text:span>`_ls_end`</text:p>
            <text:p text:style-name="P10"/>
            <text:p text:style-name="P24">Все посылки начинаются с <text:span text:style-name="T2">&lt;packet number&gt;</text:span></text:p>
            <text:p text:style-name="P10"/>
          </table:table-cell>
          <table:table-cell table:style-name="Таблица1.C2" office:value-type="string">
            <text:p text:style-name="P3">4) Прием <text:span text:style-name="T8">длины </text:span>команды, самой команды, обработка, проверка наличия каталога в системе</text:p>
            <text:p text:style-name="P3">5) Отправка Клиенту подтверждения <text:span text:style-name="T2">`y` </text:span><text:span text:style-name="T8">или отказа </text:span><text:span text:style-name="T2">`n`</text:span></text:p>
            <text:p text:style-name="P6">7) Если каталог существует, отправляется все его содержимое</text:p>
            <text:p text:style-name="P6">8) После перебора всего каталога отправляется строка <text:span text:style-name="T2">`_ls_end`</text:span></text:p>
            <text:p text:style-name="P6"><text:span text:style-name="T2"/></text:p>
            <text:p text:style-name="P24"><text:span text:style-name="T2">Все посылки начинаются с &lt;packet number&gt;</text:span></text:p>
            <text:p text:style-name="P24"><text:span text:style-name="T2"/></text:p>
          </table:table-cell>
        </table:table-row>
        <table:table-row>
          <table:table-cell table:style-name="Таблица1.A2" office:value-type="string">
            <text:p text:style-name="P3">Изменить текущую директорию</text:p>
          </table:table-cell>
          <table:table-cell table:style-name="Таблица1.A2" office:value-type="string">
            <text:p text:style-name="P19">1) <text:s/>Формирование команды вида — <text:span text:style-name="T7">&lt;packet number&gt;</text:span>c<text:span text:style-name="T2">d &lt;path&gt;</text:span></text:p>
            <text:p text:style-name="P10">2) Посылка длины команды Серверу</text:p>
            <text:p text:style-name="P10">3) Посылка команды Серверу</text:p>
            <text:p text:style-name="P10">6) <text:span text:style-name="T8">Прием подтверждения или отказа</text:span></text:p>
            <text:p text:style-name="P10"><text:span text:style-name="T8">7) Если подтверждение, то изменение текущего каталога на </text:span>&lt;path&gt;</text:p>
            <text:p text:style-name="P10"/>
            <text:p text:style-name="P24">Все посылки начинаются с <text:span text:style-name="T2">&lt;packet number&gt;</text:span></text:p>
            <text:p text:style-name="P24"><text:span text:style-name="T2"/></text:p>
          </table:table-cell>
          <table:table-cell table:style-name="Таблица1.C2" office:value-type="string">
            <text:p text:style-name="P3">4) Прием <text:span text:style-name="T8">длины </text:span>команды, самой команды, обработка, проверка наличия каталога в системе</text:p>
            <text:p text:style-name="P3">5) Отправка Клиенту подтверждения <text:span text:style-name="T2">`y` </text:span><text:span text:style-name="T8">или отказа </text:span><text:span text:style-name="T2">`n`</text:span></text:p>
            <text:p text:style-name="P3"><text:span text:style-name="T2"/></text:p>
            <text:p text:style-name="P24"><text:span text:style-name="T2">Все посылки начинаются с &lt;packet number&gt;</text:span></text:p>
          </table:table-cell>
        </table:table-row>
        <table:table-row>
          <table:table-cell table:style-name="Таблица1.A2" office:value-type="string">
            <text:p text:style-name="P15">Взять файл от Сервера</text:p>
          </table:table-cell>
          <table:table-cell table:style-name="Таблица1.A2" office:value-type="string">
            <text:p text:style-name="P19">1) <text:s/>Формирование команды вида — <text:span text:style-name="T7">&lt;packet number&gt;</text:span><text:span text:style-name="T11">p</text:span><text:span text:style-name="T3">ull</text:span><text:span text:style-name="T2"> &lt;path&gt; </text:span><text:span text:style-name="T10">и создание нового файла на запись</text:span></text:p>
            <text:p text:style-name="P11">2) Посылка длины команды Серверу</text:p>
            <text:p text:style-name="P11">3) Посылка команды Серверу</text:p>
            <text:p text:style-name="P7"><text:span text:style-name="T4">6) </text:span><text:span text:style-name="T1">Прием подтверждения или отказа</text:span></text:p>
            <text:p text:style-name="P7">9) Прием пакетов и запись в файл, пока не прочитана строка <text:span text:style-name="T2">`_end_of_file`</text:span></text:p>
            <text:p text:style-name="P7"><text:span text:style-name="T2"/></text:p>
            <text:p text:style-name="P24"><text:span text:style-name="T2">Все посылки начинаются с &lt;packet number&gt;</text:span></text:p>
            <text:p text:style-name="P24"><text:span text:style-name="T2"/></text:p>
          </table:table-cell>
          <table:table-cell table:style-name="Таблица1.C2" office:value-type="string">
            <text:p text:style-name="P4">4) Прием <text:span text:style-name="T8">длины </text:span>команды, самой команды, обработка</text:p>
            <text:p text:style-name="P16">5) Попытка открытия файла для чтения, и посылка подтверждения <text:span text:style-name="T4">`y` </text:span><text:span text:style-name="T9">или отказа </text:span><text:span text:style-name="T4">`n`</text:span></text:p>
            <text:p text:style-name="P7">7) <text:span text:style-name="T13">Если подтверждение, то п</text:span>осылка содержимого файла </text:p>
            <text:p text:style-name="P7">8) Посылка окончания файла вида <text:span text:style-name="T2">`_end_of_file`</text:span></text:p>
            <text:p text:style-name="P7"><text:span text:style-name="T2"/></text:p>
            <text:p text:style-name="P24"><text:span text:style-name="T2">Все посылки начинаются с &lt;packet number&gt;</text:span></text:p>
          </table:table-cell>
        </table:table-row>
        <text:soft-page-break/>
        <table:table-row>
          <table:table-cell table:style-name="Таблица1.A2" office:value-type="string">
            <text:p text:style-name="P16">Залить файл на Сервер</text:p>
          </table:table-cell>
          <table:table-cell table:style-name="Таблица1.A2" office:value-type="string">
            <text:p text:style-name="P19">1) <text:s/>Формирование команды вида — <text:span text:style-name="T7">&lt;packet number&gt;</text:span><text:span text:style-name="T11">p</text:span><text:span text:style-name="T3">u</text:span><text:span text:style-name="T5">sh </text:span><text:span text:style-name="T2">&lt;path&gt; </text:span><text:span text:style-name="T10">и открытие файла на чтение</text:span></text:p>
            <text:p text:style-name="P12">2) Посылка длины команды Серверу</text:p>
            <text:p text:style-name="P14">3) Посылка команды Серверу</text:p>
            <text:p text:style-name="P13">6) Прием подтверждения или отказа</text:p>
            <text:p text:style-name="P8"><text:span text:style-name="T4">7) </text:span><text:span text:style-name="T6">Если подтверждение, то п</text:span><text:span text:style-name="T4">осылка содержимого файла </text:span></text:p>
            <text:p text:style-name="P26"><text:span text:style-name="T12">8) Посылка окончания файла вида </text:span><text:span text:style-name="T5">`_end_of_file`</text:span></text:p>
            <text:p text:style-name="P26"><text:span text:style-name="T5"/></text:p>
            <text:p text:style-name="P24"><text:span text:style-name="T5">Все посылки начинаются с &lt;packet number&gt;</text:span></text:p>
            <text:p text:style-name="P24"><text:span text:style-name="T5"/></text:p>
          </table:table-cell>
          <table:table-cell table:style-name="Таблица1.C2" office:value-type="string">
            <text:p text:style-name="P5">4) Прием <text:span text:style-name="T8">длины </text:span>команды, самой команды, обработка</text:p>
            <text:p text:style-name="P17">5) Попытка открытия файла для <text:span text:style-name="T13">записи</text:span>, и посылка подтверждения <text:span text:style-name="T4">`y` </text:span><text:span text:style-name="T9">или отказа </text:span><text:span text:style-name="T4">`n`</text:span></text:p>
            <text:p text:style-name="P13">9) Прием пакетов и запись в файл, пока не прочитана строка `_end_of_file`</text:p>
            <text:p text:style-name="P13"/>
            <text:p text:style-name="P24">Все посылки начинаются с <text:span text:style-name="T2">&lt;packet number&gt;</text:span></text:p>
          </table:table-cell>
        </table:table-row>
        <table:table-row>
          <table:table-cell table:style-name="Таблица1.A2" office:value-type="string">
            <text:p text:style-name="P18">Отключение клиента сервером</text:p>
          </table:table-cell>
          <table:table-cell table:style-name="Таблица1.A2" office:value-type="string">
            <text:p text:style-name="P4"/>
          </table:table-cell>
          <table:table-cell table:style-name="Таблица1.C2" office:value-type="string">
            <text:p text:style-name="P18">1) Консольная команда — <text:span text:style-name="T2">close&lt;number of client&gt;</text:span></text:p>
            <text:p text:style-name="P9">2) определение клиентского сокета</text:p>
            <text:p text:style-name="P9">3) установка флага для закрытия</text:p>
            <text:p text:style-name="P9">4) на очередном цикле обмена закрытие сокета при установлен<text:span text:style-name="T14">н</text:span>ом флаге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4:00:43.889000000</meta:creation-date>
    <dc:date>2017-12-03T14:52:37.150000000</dc:date>
    <meta:editing-duration>PT17M1S</meta:editing-duration>
    <meta:editing-cycles>8</meta:editing-cycles>
    <meta:generator>LibreOffice/5.2.3.3$Windows_X86_64 LibreOffice_project/d54a8868f08a7b39642414cf2c8ef2f228f780cf</meta:generator>
    <meta:document-statistic meta:table-count="1" meta:image-count="0" meta:object-count="0" meta:page-count="2" meta:paragraph-count="55" meta:word-count="362" meta:character-count="2490" meta:non-whitespace-character-count="2171"/>
  </office:meta>
</office:document-meta>
</file>